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Урок 4. Сортировка массивов</text:span></text:p>
      <text:p text:style-name="Text_20_body"><text:span text:style-name="Strong_20_Emphasis">Основные идеи:</text:span></text:p>
      <text:list text:style-name="L1">
        <text:list-item>
          <text:p text:style-name="P1">Сортировка массивов — важная часть многих алгоритмов.</text:p>
        </text:list-item>
        <text:list-item>
          <text:p text:style-name="P1">Стоимость (сложность) хороших алгоритмов сортировки — <text:span text:style-name="Strong_20_Emphasis">O(n log n)</text:span>.</text:p>
        </text:list-item>
        <text:list-item>
          <text:p text:style-name="P1">В лучшем случае сортировка может быть <text:span text:style-name="Strong_20_Emphasis">O(n)</text:span>, так как реальные данные часто частично отсортированы.</text:p>
        </text:list-item>
      </text:list>
      <text:p text:style-name="Text_20_body"><text:span text:style-name="Strong_20_Emphasis">Плохая сортировка:</text:span></text:p>
      <text:list text:style-name="L2">
        <text:list-item>
          <text:p text:style-name="P2"><text:span text:style-name="Strong_20_Emphasis">Bubble Sort (сортировка пузырьком)</text:span></text:p>
          <text:list>
            <text:list-item>
              <text:p text:style-name="P2">Сложность: <text:span text:style-name="Strong_20_Emphasis">O(n²)</text:span></text:p>
            </text:list-item>
            <text:list-item>
              <text:p text:style-name="P2">Учебный алгоритм</text:p>
            </text:list-item>
            <text:list-item>
              <text:p text:style-name="P2">Используется для понимания, почему сортировка — нетривиальная задача</text:p>
            </text:list-item>
          </text:list>
        </text:list-item>
      </text:list>
      <text:p text:style-name="Text_20_body"><text:span text:style-name="Strong_20_Emphasis">Insertion Sort:</text:span></text:p>
      <text:list text:style-name="L3">
        <text:list-item>
          <text:p text:style-name="P3">Разобрали и продебажили алгоритм на доске</text:p>
        </text:list-item>
        <text:list-item>
          <text:p text:style-name="P3">Используется внутри <text:span text:style-name="Strong_20_Emphasis">TimSort</text:span></text:p>
        </text:list-item>
        <text:list-item>
          <text:p text:style-name="P3">Аналогия: сортировка карт в руке (Дурак / UNO)</text:p>
        </text:list-item>
      </text:list>
      <text:p text:style-name="Text_20_body"><text:span text:style-name="Strong_20_Emphasis">TimSort:</text:span></text:p>
      <text:list text:style-name="L4">
        <text:list-item>
          <text:p text:style-name="P4">Используется в JavaScript</text:p>
        </text:list-item>
        <text:list-item>
          <text:p text:style-name="P4">Состоит из:</text:p>
          <text:list>
            <text:list-item>
              <text:p text:style-name="P4"><text:span text:style-name="Strong_20_Emphasis">MergeSort</text:span> — делит массив на части</text:p>
            </text:list-item>
            <text:list-item>
              <text:p text:style-name="P4"><text:span text:style-name="Strong_20_Emphasis">InsertionSort</text:span> — применяется к маленьким участкам</text:p>
            </text:list-item>
          </text:list>
        </text:list-item>
        <text:list-item>
          <text:p text:style-name="P4">Общая сложность: <text:span text:style-name="Strong_20_Emphasis">O(n log n)</text:span></text:p>
        </text:list-item>
      </text:list>
      <text:p text:style-name="Text_20_body"><text:span text:style-name="Strong_20_Emphasis">Примеры стоимости сортировки:</text:span></text:p>
      <text:list text:style-name="L5">
        <text:list-item>
          <text:p text:style-name="P5">8 элементов → <text:span text:style-name="Source_20_Text">8 × 3 = 24</text:span></text:p>
        </text:list-item>
        <text:list-item>
          <text:p text:style-name="P5">1 000 000 элементов → <text:span text:style-name="Source_20_Text">1M × 20 = 20M</text:span></text:p>
        </text:list-item>
      </text:list>
      <text:p text:style-name="Text_20_body"><text:span text:style-name="Strong_20_Emphasis">Вывод:</text:span></text:p>
      <text:list text:style-name="L6">
        <text:list-item>
          <text:p text:style-name="P6">Сортировка — строительный блок для более сложных реальных алгоритмов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09:29.328096419</meta:creation-date>
    <dc:date>2026-02-01T13:10:29.266346999</dc:date>
    <meta:editing-duration>PT1M</meta:editing-duration>
    <meta:editing-cycles>1</meta:editing-cycles>
    <meta:generator>LibreOffice/25.8.4.2$Linux_X86_64 LibreOffice_project/580$Build-2</meta:generator>
    <meta:document-statistic meta:table-count="0" meta:image-count="0" meta:object-count="0" meta:page-count="1" meta:paragraph-count="25" meta:word-count="141" meta:character-count="869" meta:non-whitespace-character-count="767"/>
  </office:meta>
</office:document-meta>
</file>